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ableAccessControllerResolver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ableAccessControllerResolver.getResolv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ableAccessControllerResolver.doResolveAccessController( String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posableAccessControllerResolv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ableAccessControllerResolver.getResolver( AccessController contro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ableAccessControllerResolver.release( AccessController contro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ableAccessControllerResolver.setResolver( AccessController controller , AccessController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